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40</text:p>
      <text:p text:style-name="Standard"/>
      <text:p text:style-name="Standard">Demandeur : EARL CIDRERIE DU PENTHIEVRE</text:p>
      <text:p text:style-name="Standard">Adresse : 16 ROUTE DES SALLES<text:line-break/>22400 HENANSAL</text:p>
      <text:p text:style-name="Standard">Cédant : GAEC DE KERLASTRE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HENANSAL</text:p>
      <text:p text:style-name="Standard"/>
      <text:p text:style-name="Standard">----------------------------------------</text:p>
      <text:p text:style-name="Standard">Commune : SAINT-CARREUC</text:p>
      <text:p text:style-name="Standard"/>
      <text:p text:style-name="Standard"/>
      <text:p text:style-name="Standard"/>
      <text:p text:style-name="P1">Dossier n° : C22250340</text:p>
      <text:p text:style-name="P1"/>
      <text:p text:style-name="P1">Demandeur : EARL CIDRERIE DU PENTHIEVRE</text:p>
      <text:p text:style-name="P1">Adresse : 16 ROUTE DES SALLES<text:line-break/>22400 HENANSAL</text:p>
      <text:p text:style-name="P1">Cédant : GAEC DE KERLASTRE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HENANSAL</text:p>
      <text:p text:style-name="P1"/>
      <text:p text:style-name="P1"/>
      <text:p text:style-name="P1">Parcelles : ZK8A - ZK8B - ZN52J - ZN52K</text:p>
      <text:p text:style-name="P1">Superficie : 5,3495 ha</text:p>
      <text:p text:style-name="P1"/>
      <text:p text:style-name="P1"/>
      <text:p text:style-name="P1">----------------------------------------</text:p>
      <text:p text:style-name="P1">Type : parcelles</text:p>
      <text:p text:style-name="P1">Commune : SAINT-CARREUC</text:p>
      <text:p text:style-name="P1"/>
      <text:p text:style-name="P1"/>
      <text:p text:style-name="P1">Parcelles : B506 - B534 - B535</text:p>
      <text:p text:style-name="P1">Superficie : 3,848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